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 print outputs the output of a comand onto the screen</text:p>
      <text:p text:style-name="Standard"/>
      <text:p text:style-name="Standard">2</text:p>
      <text:p text:style-name="Standard"><text:tab/>1 print “vuyani”</text:p>
      <text:p text:style-name="Standard"><text:tab/>2 print “moses”</text:p>
      <text:p text:style-name="Standard"><text:tab/>3 print “vuyani”,”moses”</text:p>
      <text:p text:style-name="Standard"><text:tab/>4 firstname=”vuyani”</text:p>
      <text:p text:style-name="Standard"><text:tab/>5 surname=”moses”</text:p>
      <text:p text:style-name="Standard"><text:tab/>6 print firstname,surname</text:p>
      <text:p text:style-name="Standard">3</text:p>
      <text:p text:style-name="Standard"/>
      <text:p text:style-name="Standard"/>
      <text:p text:style-name="Standard">4</text:p>
      <text:p text:style-name="Standard"/>
      <text:p text:style-name="Preformatted_20_Text">MUCH madness is divinest sense,</text:p>
      <text:p text:style-name="Preformatted_20_Text">To a discerning eye;</text:p>
      <text:p text:style-name="Preformatted_20_Text">Much sense the starkest madness.</text:p>
      <text:p text:style-name="Preformatted_20_Text">'T is the majority_In this, as all, prevails.</text:p>
      <text:p text:style-name="Preformatted_20_Text">Assent, and you are sane;</text:p>
      <text:p text:style-name="Preformatted_20_Text">Demur,-you're straightway dangerous</text:p>
      <text:p text:style-name="Preformatted_20_Text"/>
      <text:p text:style-name="P1">And handled with a chain.</text:p>
      <text:p text:style-name="P1">5</text:p>
      <text:p text:style-name="P1">6</text:p>
      <text:p text:style-name="P1">&gt;&gt;&gt; print "MUCH madness is divinest sense,\n To a discerning eye;/n Much sense the starkest madness.\n 'T is the majority_In this, as all, prevails. \n Assent, and you are sane;\n Demur,-you're straightway dangerous_\n And handled with a chain."</text:p>
      <text:p text:style-name="Standard">7 print x</text:p>
      <text:p text:style-name="Standard">8</text:p>
      <text:p text:style-name="Standard"><text:span text:style-name="Source_20_Text">“The cat's mat</text:span>.” using double inverted commas</text:p>
      <text:p text:style-name="Standard"><text:span text:style-name="Source_20_Text">The cat'/s mat</text:span>. The use of escape characters</text:p>
      <text:p text:style-name="Standard"><text:span text:style-name="Source_20_Text">“””The cat's mat</text:span>.””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4T14:47:03</meta:creation-date>
    <meta:document-statistic meta:table-count="0" meta:image-count="0" meta:object-count="0" meta:page-count="1" meta:paragraph-count="25" meta:word-count="127" meta:character-count="760" meta:non-whitespace-character-count="651"/>
    <dc:date>2013-03-04T16:47:57</dc:date>
    <meta:editing-duration>PT1S</meta:editing-duration>
    <meta:editing-cycles>1</meta:editing-cycles>
    <meta:generator>LibreOffice/3.4$Unix LibreOffice_project/340m1$Build-502</meta:generator>
  </office:meta>
</office:document-meta>
</file>